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paragraph-properties fo:text-align="end" style:justify-single-word="false"/>
      <style:text-properties fo:language="zxx" fo:country="none" officeooo:rsid="001526e8" officeooo:paragraph-rsid="001526e8" style:language-asian="zxx" style:country-asian="none" style:language-complex="zxx" style:country-complex="none"/>
    </style:style>
    <style:style style:name="P2" style:family="paragraph" style:parent-style-name="Text_20_body">
      <style:paragraph-properties fo:text-align="end" style:justify-single-word="false"/>
      <style:text-properties fo:language="zxx" fo:country="none" fo:font-weight="bold" officeooo:rsid="001526e8" officeooo:paragraph-rsid="001526e8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Text_20_body">
      <style:paragraph-properties fo:text-align="start" style:justify-single-word="false"/>
      <style:text-properties fo:language="zxx" fo:country="none" fo:font-weight="normal" officeooo:rsid="0015d7e0" officeooo:paragraph-rsid="0015d7e0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Text_20_body">
      <style:paragraph-properties fo:text-align="start" style:justify-single-word="false"/>
      <style:text-properties officeooo:paragraph-rsid="001526e8"/>
    </style:style>
    <style:style style:name="P5" style:family="paragraph" style:parent-style-name="Title">
      <style:paragraph-properties fo:text-align="end" style:justify-single-word="false"/>
      <style:text-properties fo:language="zxx" fo:country="none" officeooo:rsid="001526e8" officeooo:paragraph-rsid="001526e8" style:language-asian="zxx" style:country-asian="none" style:language-complex="zxx" style:country-complex="none"/>
    </style:style>
    <style:style style:name="T1" style:family="text">
      <style:text-properties officeooo:rsid="0015d7e0"/>
    </style:style>
    <style:style style:name="T2" style:family="text">
      <style:text-properties fo:language="zxx" fo:country="none" fo:font-weight="normal" officeooo:rsid="001526e8" style:language-asian="zxx" style:country-asian="none" style:font-weight-asian="normal" style:language-complex="zxx" style:country-complex="none" style:font-weight-complex="normal"/>
    </style:style>
    <style:style style:name="T3" style:family="text">
      <style:text-properties fo:language="zxx" fo:country="none" fo:font-weight="normal" officeooo:rsid="0015d7e0" style:language-asian="zxx" style:country-asian="none" style:font-weight-asian="normal" style:language-complex="zxx" style:country-complex="none" style:font-weight-complex="normal"/>
    </style:style>
    <style:style style:name="T4" style:family="text">
      <style:text-properties officeooo:rsid="00164b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Øving 4 – Asynkrone kall</text:p>
      <text:p text:style-name="P1">Erling Sung Sletta &amp; Ingebrigt Hovind</text:p>
      <text:p text:style-name="P2">Nettverksprogrammering</text:p>
      <text:p text:style-name="P4"><text:span text:style-name="T2">Har prøvd å bruke epoll i oppgaven, men er usikker på om dette er en optimal implementasjon, da vi lager en ny tråd for hver timerfd vi </text:span><text:span text:style-name="T3">venter på, men er usikker på hvordan man skulle ha gjort det ellers. Veldig takknemmelig om dere kunne ha fortalt hvordan den optimale implementasjonen fungerer.</text:span></text:p>
      <text:p text:style-name="P3">Også vært litt vanskelig å tolke oppgaven, spesielt post_timeout- og stop-metoden. Har derfor valgt å implementere post_timeout på to forskjellige måter. Med vår epoll-løsning så venter den før oppgaven blir lagt til i køa, og i vår løsning med <text:span text:style-name="T4">vanlig </text:span>sle<text:span text:style-name="T4">ep</text:span> så venter den etter at oppgaven blir lagt til i køa. Stop-metoden har vi valgt å tolke til at den skal stoppe trådene selv om det er oppgaver igjen i køa, mens join venter på at alle oppgavene skal bli gjort ferdig.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08:16:18.937987177</meta:creation-date>
    <dc:date>2021-02-25T09:56:05.754842295</dc:date>
    <meta:editing-duration>PT1H18M56S</meta:editing-duration>
    <meta:editing-cycles>1</meta:editing-cycles>
    <meta:document-statistic meta:table-count="0" meta:image-count="0" meta:object-count="0" meta:page-count="1" meta:paragraph-count="5" meta:word-count="146" meta:character-count="853" meta:non-whitespace-character-count="711"/>
    <meta:generator>LibreOffice/6.4.6.2$Linux_X86_64 LibreOffice_project/40$Build-2</meta:generator>
  </office:meta>
</office:document-meta>
</file>